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eXGyreSchola" fo:font-size="10pt" officeooo:rsid="001eda50" officeooo:paragraph-rsid="001eda50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17846353" text:style-name="L1">
        <text:list-item>
          <text:p text:style-name="P1">Normalization of the MRI modalities played an important role in the mp-MRI CAD</text:p>
        </text:list-item>
        <text:list-item>
          <text:p text:style-name="P1">Data balancing corrects the bias introduce during the learning phase</text:p>
        </text:list-item>
        <text:list-item>
          <text:p text:style-name="P1">Gabor filters, intensity, and phase congruency are the most discriminative features</text:p>
        </text:list-item>
        <text:list-item>
          <text:p text:style-name="P1">MRSI modality improves the classification performance in the mp-MRI CAD</text:p>
        </text:list-item>
        <text:list-item>
          <text:p text:style-name="P1">Fine-tuned combination of the mp-MRI CAD leads to an AUC of 0.83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1:32:04.219911536</meta:creation-date>
    <dc:date>2018-08-16T11:39:28.126208071</dc:date>
    <meta:editing-duration>PT7M24S</meta:editing-duration>
    <meta:editing-cycles>1</meta:editing-cycles>
    <meta:document-statistic meta:table-count="0" meta:image-count="0" meta:object-count="0" meta:page-count="1" meta:paragraph-count="5" meta:word-count="61" meta:character-count="370" meta:non-whitespace-character-count="319"/>
    <meta:generator>LibreOffice/6.0.3.2$Linux_X86_64 LibreOffice_project/00m0$Build-2</meta:generator>
  </office:meta>
</office:document-meta>
</file>